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9bd1" officeooo:paragraph-rsid="00009bd1"/>
    </style:style>
    <style:style style:name="P2" style:family="paragraph" style:parent-style-name="Standard">
      <style:text-properties officeooo:rsid="0000d583" officeooo:paragraph-rsid="0000d583"/>
    </style:style>
    <style:style style:name="P3" style:family="paragraph" style:parent-style-name="Standard">
      <style:text-properties officeooo:rsid="0001c07f" officeooo:paragraph-rsid="0001c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datni scenariji</text:p>
      <text:p text:style-name="P1">- nasimuliramo napako, če rejci sami pobirajo podatke – če ukinemo uradno kontrolo</text:p>
      <text:p text:style-name="P1">- na Norvškem B kontrola – rejci sami kontrolirajo količino, kurirji poberejo vzorčke za vsebnosti → nasimuliramo bias / povčeamo variabilnosti</text:p>
      <text:p text:style-name="P1"/>
      <text:p text:style-name="P2">R enačba </text:p>
      <text:p text:style-name="P2">- ektrapolacija (premica) irske cene – enačba</text:p>
      <text:p text:style-name="P2">- razmerja fenotip: genotip 1:1, 1:2, 2:1 (fentoipizacija ene krave cez celo laktacijo)</text:p>
      <text:p text:style-name="P2">genotpizacija samo moških ali tudi teličk / prvesncie</text:p>
      <text:p text:style-name="P2"/>
      <text:p text:style-name="P2"/>
      <text:p text:style-name="P2"/>
      <text:p text:style-name="P3">g004g8417</text:p>
      <text:p text:style-name="P3">qdxruyxq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5:25:10.498116914</meta:creation-date>
    <meta:editing-duration>PT1H24M8S</meta:editing-duration>
    <meta:editing-cycles>2</meta:editing-cycles>
    <meta:generator>LibreOffice/5.1.6.2$Linux_X86_64 LibreOffice_project/10m0$Build-2</meta:generator>
    <dc:date>2019-08-02T17:03:06.485299359</dc:date>
    <meta:document-statistic meta:table-count="0" meta:image-count="0" meta:object-count="0" meta:page-count="1" meta:paragraph-count="9" meta:word-count="65" meta:character-count="453" meta:non-whitespace-character-count="393"/>
  </office:meta>
</office:document-meta>
</file>